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570000004AA59B0182.jpg"/>
  <manifest:file-entry manifest:media-type="image/jpeg" manifest:full-path="Pictures/10000000000000AE00000094081AD644.jpg"/>
  <manifest:file-entry manifest:media-type="image/jpeg" manifest:full-path="Pictures/10000000000002B70000024E15074489.jpg"/>
  <manifest:file-entry manifest:media-type="image/jpeg" manifest:full-path="Pictures/100000000000015C00000127EE4D27E9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4.43cm" draw:z-index="0"><draw:image xlink:href="Pictures/10000000000002B70000024E15074489.jpg" xlink:type="simple" xlink:show="embed" xlink:actuate="onLoad"/></draw:frame><draw:frame draw:style-name="fr2" draw:name="images2" text:anchor-type="paragraph" svg:x="0.113cm" svg:y="17.224cm" svg:width="9.208cm" svg:height="7.805cm" draw:z-index="1"><draw:image xlink:href="Pictures/100000000000015C00000127EE4D27E9.jpg" xlink:type="simple" xlink:show="embed" xlink:actuate="onLoad"/></draw:frame><draw:frame draw:style-name="fr2" draw:name="images3" text:anchor-type="paragraph" svg:x="11.331cm" svg:y="17.277cm" svg:width="4.604cm" svg:height="3.916cm" draw:z-index="2"><draw:image xlink:href="Pictures/10000000000000AE00000094081AD644.jpg" xlink:type="simple" xlink:show="embed" xlink:actuate="onLoad"/></draw:frame><draw:frame draw:style-name="fr2" draw:name="images4" text:anchor-type="paragraph" svg:x="12.351cm" svg:y="22.41cm" svg:width="2.302cm" svg:height="1.958cm" draw:z-index="3"><draw:image xlink:href="Pictures/10000000000000570000004AA59B018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14:21:15.62</meta:creation-date>
    <meta:document-statistic meta:table-count="0" meta:image-count="4" meta:object-count="0" meta:page-count="1" meta:paragraph-count="0" meta:word-count="0" meta:character-count="0"/>
    <dc:date>2013-01-27T14:35:52.16</dc:date>
    <meta:editing-duration>PT14M37S</meta:editing-duration>
    <meta:editing-cycles>1</meta:editing-cycles>
    <meta:generator>OpenOffice.org/3.4.1$Win32 OpenOffice.org_project/341m1$Build-9593</meta:generator>
  </office:meta>
</office:document-meta>
</file>